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18c061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c49e2" officeooo:paragraph-rsid="000645a6" style:font-size-asian="10pt" style:font-size-complex="10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8c061" officeooo:paragraph-rsid="0018c061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18c061" officeooo:paragraph-rsid="0018c061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8c061" officeooo:paragraph-rsid="0018c061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18c061" officeooo:paragraph-rsid="0018c061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0a3588" style:font-size-asian="10pt" style:font-size-complex="10pt"/>
    </style:style>
    <style:style style:name="P17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a3588"/>
    </style:style>
    <style:style style:name="T3" style:family="text">
      <style:text-properties officeooo:rsid="000b4c79"/>
    </style:style>
    <style:style style:name="T4" style:family="text">
      <style:text-properties officeooo:rsid="0018c0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/text:p>
      <text:p text:style-name="P1"/>
      <text:p text:style-name="P1">Nom : <text:span text:style-name="T4">Commander des articles</text:span></text:p>
      <text:p text:style-name="P1"/>
      <text:p text:style-name="P7">Acteur(s) : <text:s/><text:span text:style-name="T3">Directeurs / Managers</text:span></text:p>
      <text:p text:style-name="P1"/>
      <text:p text:style-name="P1">Description : <text:span text:style-name="T4">Les managers et directeurs doivent pouvoir commander des articles afin de regarnir le stock d’ingrédients</text:span></text:p>
      <text:p text:style-name="P1"/>
      <text:p text:style-name="P1">Auteur :</text:p>
      <text:p text:style-name="P1"/>
      <text:p text:style-name="P1">Date : <text:span text:style-name="T4">01/06/2020</text:span></text:p>
      <text:p text:style-name="P1"/>
      <text:p text:style-name="P1">Pré-conditions : <text:span text:style-name="T4">L’utilisateur doit être authentifié</text:span></text:p>
      <text:p text:style-name="P2"/>
      <text:p text:style-name="P1">Démarrage : <text:span text:style-name="T4">L’utilisateur a cliqué sur « Commander des articles »</text:span></text:p>
      <text:p text:style-name="P1"/>
      <text:p text:style-name="P12">Scénario nominal :</text:p>
      <text:list xml:id="list1976339109" text:style-name="L1">
        <text:list-item>
          <text:p text:style-name="P10">Le système affiche le formulaire de commander</text:p>
        </text:list-item>
        <text:list-item>
          <text:p text:style-name="P10">L’utilisateur rempli le formulaire avec les articles dont il a besoin pour remplir son stock</text:p>
        </text:list-item>
        <text:list-item>
          <text:p text:style-name="P10">Le système affiche le nombre et le type de pizza pouvant être réalisées à partir de la saisie utilisateur</text:p>
        </text:list-item>
        <text:list-item>
          <text:p text:style-name="P10">L’utilisateur valide la commande</text:p>
        </text:list-item>
        <text:list-item>
          <text:p text:style-name="P10">Le système transmet la commande au grossiste</text:p>
        </text:list-item>
        <text:list-item>
          <text:p text:style-name="P10">Le grossiste accuse réception de la commande</text:p>
        </text:list-item>
        <text:list-item>
          <text:p text:style-name="P10">Le système affiche un message de confirmation à l’utilisateur</text:p>
        </text:list-item>
      </text:list>
      <text:p text:style-name="P4"/>
      <text:p text:style-name="P12">Scénario <text:span text:style-name="T1">alternatif :</text:span></text:p>
      <text:p text:style-name="P14">2a. L’utilisateur ne rempli pas le formulaire et quitte la page. Fin du scénario.</text:p>
      <text:p text:style-name="P11"/>
      <text:p text:style-name="P9"/>
      <text:p text:style-name="P13">Scénario d’erreur :</text:p>
      <text:p text:style-name="P15">6a. Le grossiste n’accuse pas réception de la commande. Le système affiche un message d’erreur à l’utilisateur et invite celui-ci à réitérer la saisie. Retour à l’étape 2.</text:p>
      <text:p text:style-name="P5"/>
      <text:p text:style-name="P12">Fin :</text:p>
      <text:p text:style-name="P17">Scénario nominal : <text:span text:style-name="T4">Le système affiche un message de confirmation de la commande à l’utilisateur.</text:span></text:p>
      <text:p text:style-name="P16">S<text:span text:style-name="T2">cénario alternatif : L’utilisateur quitte la page sans passer commande</text:span></text:p>
      <text:p text:style-name="P1"/>
      <text:p text:style-name="P3">Post-conditions : <text:span text:style-name="T4">Une commande au grossiste a été créée</text:span></text:p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1H4M39S</meta:editing-duration>
    <meta:editing-cycles>15</meta:editing-cycles>
    <meta:generator>LibreOffice/6.3.1.2$Windows_X86_64 LibreOffice_project/b79626edf0065ac373bd1df5c28bd630b4424273</meta:generator>
    <dc:date>2020-06-01T20:52:48.277000000</dc:date>
    <meta:document-statistic meta:table-count="0" meta:image-count="0" meta:object-count="0" meta:page-count="1" meta:paragraph-count="24" meta:word-count="213" meta:character-count="1304" meta:non-whitespace-character-count="1120"/>
  </office:meta>
</office:document-meta>
</file>